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58mm"/>
    </style:style>
    <style:style style:name="co2" style:family="table-column">
      <style:table-column-properties fo:break-before="auto" style:column-width="44.5mm"/>
    </style:style>
    <style:style style:name="co3" style:family="table-column">
      <style:table-column-properties fo:break-before="auto" style:column-width="41.4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_controle_potentiomètre" table:style-name="ta1">
        <table:shapes>
          <draw:frame draw:z-index="0" draw:style-name="gr1" draw:text-style-name="P1" svg:width="172.51mm" svg:height="116.34mm" svg:x="160.52mm" svg:y="9.29mm">
            <loext:p draw:notify-on-update-of-ranges="test_controle_potentiomètre.A5:test_controle_potentiomètre.A15 test_controle_potentiomètre.D5:test_controle_potentiomètre.D15 test_controle_potentiomètre.A4:test_controle_potentiomètre.A15 test_controle_potentiomètre.C5:test_controle_potentiomètre.C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valeur décimale</text:p>
          </table:table-cell>
          <table:table-cell table:style-name="ce2" office:value-type="string" calcext:value-type="string">
            <text:p>valeur binaire</text:p>
          </table:table-cell>
          <table:table-cell table:style-name="ce1" office:value-type="string" calcext:value-type="string">
            <text:p>Résistance attendue</text:p>
          </table:table-cell>
          <table:table-cell table:style-name="ce1" office:value-type="string" calcext:value-type="string">
            <text:p>Résistance mesurée</text:p>
          </table:table-cell>
          <table:table-cell/>
        </table:table-row>
        <table:table-row table:style-name="ro1">
          <table:table-cell table:style-name="ce2"/>
          <table:table-cell table:style-name="ce4"/>
          <table:table-cell table:number-columns-repeated="2" table:style-name="ce4" office:value-type="string" calcext:value-type="string">
            <text:p>(Ohms)</text:p>
          </table:table-cell>
          <table:table-cell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(256-[.A5])/256*200000 + 60" office:value-type="float" office:value="200060" calcext:value-type="float">
            <text:p>200060</text:p>
          </table:table-cell>
          <table:table-cell table:style-name="ce1" office:value-type="float" office:value="210430" calcext:value-type="float">
            <text:p>210430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table:formula="of:=(256-[.A6])/256*200000 + 60" office:value-type="float" office:value="192247.5" calcext:value-type="float">
            <text:p>192247,5</text:p>
          </table:table-cell>
          <table:table-cell office:value-type="float" office:value="202180" calcext:value-type="float">
            <text:p>202180</text:p>
          </table:table-cell>
          <table:table-cell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float" office:value="11010" calcext:value-type="float">
            <text:p>11010</text:p>
          </table:table-cell>
          <table:table-cell table:formula="of:=(256-[.A7])/256*200000 + 60" office:value-type="float" office:value="179747.5" calcext:value-type="float">
            <text:p>179747,5</text:p>
          </table:table-cell>
          <table:table-cell office:value-type="float" office:value="189030" calcext:value-type="float">
            <text:p>18903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5" office:value-type="float" office:value="111111" calcext:value-type="float">
            <text:p>111111</text:p>
          </table:table-cell>
          <table:table-cell table:formula="of:=(256-[.A8])/256*200000 + 60" office:value-type="float" office:value="150841.25" calcext:value-type="float">
            <text:p>150841,25</text:p>
          </table:table-cell>
          <table:table-cell office:value-type="float" office:value="158640" calcext:value-type="float">
            <text:p>15864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1110" calcext:value-type="float">
            <text:p>1001110</text:p>
          </table:table-cell>
          <table:table-cell table:formula="of:=(256-[.A9])/256*200000 + 60" office:value-type="float" office:value="139122.5" calcext:value-type="float">
            <text:p>139122,5</text:p>
          </table:table-cell>
          <table:table-cell office:value-type="float" office:value="146310" calcext:value-type="float">
            <text:p>14631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01110" calcext:value-type="float">
            <text:p>1101110</text:p>
          </table:table-cell>
          <table:table-cell table:formula="of:=(256-[.A10])/256*200000 + 60" office:value-type="float" office:value="114122.5" calcext:value-type="float">
            <text:p>114122,5</text:p>
          </table:table-cell>
          <table:table-cell office:value-type="float" office:value="120030" calcext:value-type="float">
            <text:p>12003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010011" calcext:value-type="float">
            <text:p>10010011</text:p>
          </table:table-cell>
          <table:table-cell table:formula="of:=(256-[.A11])/256*200000 + 60" office:value-type="float" office:value="85216.25" calcext:value-type="float">
            <text:p>85216,25</text:p>
          </table:table-cell>
          <table:table-cell office:value-type="float" office:value="89660" calcext:value-type="float">
            <text:p>8966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111011" calcext:value-type="float">
            <text:p>10111011</text:p>
          </table:table-cell>
          <table:table-cell table:formula="of:=(256-[.A12])/256*200000 + 60" office:value-type="float" office:value="53966.25" calcext:value-type="float">
            <text:p>53966,25</text:p>
          </table:table-cell>
          <table:table-cell office:value-type="float" office:value="56810" calcext:value-type="float">
            <text:p>5681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000111" calcext:value-type="float">
            <text:p>11000111</text:p>
          </table:table-cell>
          <table:table-cell table:formula="of:=(256-[.A13])/256*200000 + 60" office:value-type="float" office:value="44591.25" calcext:value-type="float">
            <text:p>44591,25</text:p>
          </table:table-cell>
          <table:table-cell office:value-type="float" office:value="46960" calcext:value-type="float">
            <text:p>46960</text:p>
          </table:table-cell>
          <table:table-cell table:style-name="Default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101011" calcext:value-type="float">
            <text:p>11101011</text:p>
          </table:table-cell>
          <table:table-cell table:formula="of:=(256-[.A14])/256*200000 + 60" office:value-type="float" office:value="16466.25" calcext:value-type="float">
            <text:p>16466,25</text:p>
          </table:table-cell>
          <table:table-cell office:value-type="float" office:value="17380" calcext:value-type="float">
            <text:p>17380</text:p>
          </table:table-cell>
          <table:table-cell table:style-name="Default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11111111" calcext:value-type="float">
            <text:p>11111111</text:p>
          </table:table-cell>
          <table:table-cell table:style-name="ce4" table:formula="of:=(256-[.A15])/256*200000 + 60" office:value-type="float" office:value="841.25" calcext:value-type="float">
            <text:p>841,25</text:p>
          </table:table-cell>
          <table:table-cell table:style-name="ce4" office:value-type="float" office:value="9330" calcext:value-type="float">
            <text:p>933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11:43:40.5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09:28:56.734000000</meta:creation-date>
    <dc:date>2017-05-05T11:45:06.426000000</dc:date>
    <meta:editing-duration>PT12M40S</meta:editing-duration>
    <meta:editing-cycles>5</meta:editing-cycles>
    <meta:generator>LibreOffice/5.1.5.2$Windows_x86 LibreOffice_project/7a864d8825610a8c07cfc3bc01dd4fce6a9447e5</meta:generator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252cm" svg:height="11.635cm" xlink:href=".." xlink:type="simple" chart:class="chart:scatter" chart:style-name="ch1">
        <chart:legend svg:x="-0.001cm" svg:y="0cm" style:legend-expansion="custom" chartooo:width="17.252cm" chartooo:height="11.635cm" style:legend-expansion-aspect-ratio="1.48276751181779" chart:style-name="ch2"/>
        <chart:plot-area chart:style-name="ch3" table:cell-range-address="test_controle_potentiomètre.A5:test_controle_potentiomètre.A15 test_controle_potentiomètre.C5:test_controle_potentiomètre.D15" chart:data-source-has-labels="row" svg:x="1.356cm" svg:y="0.232cm" svg:width="15.551cm" svg:height="10.19cm">
          <chartooo:coordinate-region svg:x="2.718cm" svg:y="0.431cm" svg:width="13.909cm" svg:height="9.344cm"/>
          <chart:axis chart:dimension="x" chart:name="primary-x" chart:style-name="ch4">
            <chart:title svg:x="7.896cm" svg:y="10.654cm" chart:style-name="ch5">
              <text:p>Valeur décimale</text:p>
            </chart:title>
          </chart:axis>
          <chart:axis chart:dimension="y" chart:name="primary-y" chart:style-name="ch6">
            <chart:title svg:x="0.451cm" svg:y="7.422cm" chart:style-name="ch7">
              <text:p>Valeur de la résistance Raw</text:p>
            </chart:title>
            <chart:grid chart:style-name="ch8" chart:class="major"/>
          </chart:axis>
          <chart:series chart:style-name="ch9" chart:values-cell-range-address="test_controle_potentiomètre.D5:test_controle_potentiomètre.D15" loext:label-string="valeurs_expérimentales" chart:class="chart:scatter">
            <chart:domain table:cell-range-address="test_controle_potentiomètre.A5:test_controle_potentiomètre.A15"/>
            <chart:data-point chart:repeated="11"/>
          </chart:series>
          <chart:series chart:style-name="ch10" chart:values-cell-range-address="test_controle_potentiomètre.C5:test_controle_potentiomètre.C15" loext:label-string="valeurs_datasheet" chart:class="chart:scatter">
            <chart:domain table:cell-range-address="test_controle_potentiomètre.A4:test_controle_potentiomètre.A15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valeurs_expérimentales</text:p>
              </table:table-cell>
              <table:table-cell office:value-type="string">
                <text:p>Colonne A</text:p>
              </table:table-cell>
              <table:table-cell office:value-type="string">
                <text:p>valeurs_datashe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_controle_potentiomètre.A5:test_controle_potentiomètre.A15</svg:desc>
                </draw:g>
              </table:table-cell>
              <table:table-cell office:value-type="float" office:value="210430">
                <text:p>210430</text:p>
                <draw:g>
                  <svg:desc>test_controle_potentiomètre.D5:test_controle_potentiomètre.D15</svg:desc>
                </draw:g>
              </table:table-cell>
              <table:table-cell office:value-type="float" office:value="NaN">
                <text:p>NaN</text:p>
                <draw:g>
                  <svg:desc>test_controle_potentiomètre.A4:test_controle_potentiomètre.A15</svg:desc>
                </draw:g>
              </table:table-cell>
              <table:table-cell office:value-type="float" office:value="200060">
                <text:p>200060</text:p>
                <draw:g>
                  <svg:desc>test_controle_potentiomètre.C5:test_controle_potentiomètre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02180">
                <text:p>202180</text:p>
              </table:table-cell>
              <table:table-cell office:value-type="float" office:value="0">
                <text:p>0</text:p>
              </table:table-cell>
              <table:table-cell office:value-type="float" office:value="192247.5">
                <text:p>19224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189030">
                <text:p>189030</text:p>
              </table:table-cell>
              <table:table-cell office:value-type="float" office:value="10">
                <text:p>10</text:p>
              </table:table-cell>
              <table:table-cell office:value-type="float" office:value="179747.5">
                <text:p>17974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">
                <text:p>63</text:p>
              </table:table-cell>
              <table:table-cell office:value-type="float" office:value="158640">
                <text:p>158640</text:p>
              </table:table-cell>
              <table:table-cell office:value-type="float" office:value="26">
                <text:p>26</text:p>
              </table:table-cell>
              <table:table-cell office:value-type="float" office:value="150841.25">
                <text:p>150841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">
                <text:p>78</text:p>
              </table:table-cell>
              <table:table-cell office:value-type="float" office:value="146310">
                <text:p>146310</text:p>
              </table:table-cell>
              <table:table-cell office:value-type="float" office:value="63">
                <text:p>63</text:p>
              </table:table-cell>
              <table:table-cell office:value-type="float" office:value="139122.5">
                <text:p>13912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">
                <text:p>110</text:p>
              </table:table-cell>
              <table:table-cell office:value-type="float" office:value="120030">
                <text:p>120030</text:p>
              </table:table-cell>
              <table:table-cell office:value-type="float" office:value="78">
                <text:p>78</text:p>
              </table:table-cell>
              <table:table-cell office:value-type="float" office:value="114122.5">
                <text:p>11412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">
                <text:p>147</text:p>
              </table:table-cell>
              <table:table-cell office:value-type="float" office:value="89660">
                <text:p>89660</text:p>
              </table:table-cell>
              <table:table-cell office:value-type="float" office:value="110">
                <text:p>110</text:p>
              </table:table-cell>
              <table:table-cell office:value-type="float" office:value="85216.25">
                <text:p>85216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7">
                <text:p>187</text:p>
              </table:table-cell>
              <table:table-cell office:value-type="float" office:value="56810">
                <text:p>56810</text:p>
              </table:table-cell>
              <table:table-cell office:value-type="float" office:value="147">
                <text:p>147</text:p>
              </table:table-cell>
              <table:table-cell office:value-type="float" office:value="53966.25">
                <text:p>53966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">
                <text:p>199</text:p>
              </table:table-cell>
              <table:table-cell office:value-type="float" office:value="46960">
                <text:p>46960</text:p>
              </table:table-cell>
              <table:table-cell office:value-type="float" office:value="187">
                <text:p>187</text:p>
              </table:table-cell>
              <table:table-cell office:value-type="float" office:value="44591.25">
                <text:p>44591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5">
                <text:p>235</text:p>
              </table:table-cell>
              <table:table-cell office:value-type="float" office:value="17380">
                <text:p>17380</text:p>
              </table:table-cell>
              <table:table-cell office:value-type="float" office:value="199">
                <text:p>199</text:p>
              </table:table-cell>
              <table:table-cell office:value-type="float" office:value="16466.25">
                <text:p>16466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9330">
                <text:p>9330</text:p>
              </table:table-cell>
              <table:table-cell office:value-type="float" office:value="235">
                <text:p>235</text:p>
              </table:table-cell>
              <table:table-cell office:value-type="float" office:value="841.25">
                <text:p>841.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